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is is a test OD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A3:.A4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olin Dean</meta:initial-creator>
    <meta:creation-date>2023-10-18T23:29:59.323000000</meta:creation-date>
    <dc:date>2023-10-18T23:30:52.384000000</dc:date>
    <dc:creator>Colin Dean</dc:creator>
    <meta:editing-duration>PT53S</meta:editing-duration>
    <meta:editing-cycles>1</meta:editing-cycles>
    <meta:document-statistic meta:table-count="1" meta:cell-count="4" meta:object-count="0"/>
    <meta:generator>LibreOffice/7.2.5.2$Windows_X86_64 LibreOffice_project/499f9727c189e6ef3471021d6132d4c694f357e5</meta:generator>
  </office:meta>
</office:document-meta>
</file>